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4e6f3" style:font-size-asian="19.25pt" style:font-size-complex="22pt"/>
    </style:style>
    <style:style style:name="P2" style:family="paragraph" style:parent-style-name="Standard">
      <style:text-properties fo:font-size="22pt" officeooo:rsid="0014e6f3" officeooo:paragraph-rsid="0014e6f3" style:font-size-asian="19.25pt" style:font-size-complex="22pt"/>
    </style:style>
    <style:style style:name="P3" style:family="paragraph" style:parent-style-name="Standard">
      <style:text-properties fo:color="#0066ff" fo:font-size="22pt" officeooo:rsid="0014e6f3" officeooo:paragraph-rsid="0014e6f3" style:font-size-asian="19.25pt" style:font-size-complex="22pt"/>
    </style:style>
    <style:style style:name="P4" style:family="paragraph" style:parent-style-name="Standard">
      <style:text-properties fo:color="#0066ff" fo:font-size="14pt" officeooo:rsid="00169f48" officeooo:paragraph-rsid="00169f48" style:font-size-asian="14pt" style:font-size-complex="14pt"/>
    </style:style>
    <style:style style:name="P5" style:family="paragraph" style:parent-style-name="Standard">
      <style:text-properties fo:color="#0066ff" fo:font-size="16pt" fo:font-weight="bold" officeooo:rsid="00169f48" officeooo:paragraph-rsid="00169f4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66ff" fo:font-size="15pt" officeooo:rsid="00169f48" officeooo:paragraph-rsid="00169f48" style:font-size-asian="15pt" style:font-size-complex="15pt"/>
    </style:style>
    <style:style style:name="P7" style:family="paragraph" style:parent-style-name="Standard">
      <style:text-properties fo:color="#0066ff" style:font-name="Arial Narrow" fo:font-size="14pt" fo:font-weight="bold" officeooo:rsid="00197e9f" officeooo:paragraph-rsid="00197e9f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66ff" style:font-name="Arial Narrow" fo:font-size="14pt" fo:font-weight="normal" officeooo:rsid="001b54dc" officeooo:paragraph-rsid="001b54dc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66ff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66ff" style:font-name="Liberation Serif" fo:font-size="16pt" fo:font-weight="bold" officeooo:rsid="00197e9f" officeooo:paragraph-rsid="0019f5ad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66ff" style:font-name="Liberation Serif" fo:font-size="16pt" fo:font-weight="bold" officeooo:rsid="0019f5ad" officeooo:paragraph-rsid="0019f5ad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66ff" style:font-name="Liberation Serif" fo:font-size="16pt" fo:font-weight="bold" officeooo:rsid="001b54dc" officeooo:paragraph-rsid="001b54dc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808080" fo:font-size="22pt" officeooo:rsid="0014e6f3" officeooo:paragraph-rsid="0014e6f3" style:font-size-asian="19.25pt" style:font-size-complex="22pt"/>
    </style:style>
    <style:style style:name="P14" style:family="paragraph" style:parent-style-name="Standard">
      <style:text-properties fo:color="#000000" fo:font-size="14pt" officeooo:rsid="0014e6f3" officeooo:paragraph-rsid="0014e6f3" style:font-size-asian="14pt" style:font-size-complex="14pt"/>
    </style:style>
    <style:style style:name="P15" style:family="paragraph" style:parent-style-name="Standard">
      <style:text-properties fo:color="#000000" style:font-name="Arial Narrow" fo:font-size="14pt" style:text-underline-style="none" fo:font-weight="bold" officeooo:rsid="0014e6f3" officeooo:paragraph-rsid="0014e6f3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color="#000000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 Narrow" fo:font-size="14pt" fo:font-weight="bold" officeooo:rsid="001b54dc" officeooo:paragraph-rsid="001b54dc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text-properties fo:color="#009933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fo:color="#009933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fo:color="#009933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6666ff" style:font-name="Liberation Serif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T1" style:family="text">
      <style:text-properties officeooo:rsid="00169f48"/>
    </style:style>
    <style:style style:name="T2" style:family="text">
      <style:text-properties officeooo:rsid="00188f9c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f5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RELEASE NOTES</text:p>
      <text:p text:style-name="P13">Gastar group</text:p>
      <text:p text:style-name="P13"/>
      <text:p text:style-name="P15">El reproductor de música v1.0 de Gastar Group, cuenta con funcionalidades <text:span text:style-name="T1">básicas</text:span> como Play, Pause, Next, Back, barra de volumen de música. Ademas de estas, <text:span text:style-name="T1">también</text:span> permite hacer otro tipo de acciones practicas a la hora de escuchar música como hacer una lista de <text:span text:style-name="T1">reproducción</text:span> con el orden que el usuario desee desde su carpeta personal. </text:p>
      <text:p text:style-name="P14"/>
      <text:p text:style-name="P5">FUNCIONALIDADES DE LA APICACIÓN</text:p>
      <text:p text:style-name="P6"/>
      <text:list xml:id="list8749852419167107543" text:style-name="L1">
        <text:list-header>
          <text:p text:style-name="P22">Play.</text:p>
          <text:p text:style-name="P22"/>
          <text:p text:style-name="P22">Pause.</text:p>
          <text:p text:style-name="P22"/>
          <text:p text:style-name="P22">Next.</text:p>
          <text:p text:style-name="P22"/>
          <text:p text:style-name="P22">Back.</text:p>
          <text:p text:style-name="P22"/>
          <text:p text:style-name="P22">Stop.</text:p>
          <text:p text:style-name="P17"/>
          <text:p text:style-name="P23">Añadir canciones.</text:p>
          <text:p text:style-name="P23"/>
          <text:list>
            <text:list-header>
              <text:p text:style-name="P17">Esta funcionalidad le da la posibilidad al usuario de poder escoger sus canciones desde su carpeta personal de una manera muy sencilla.</text:p>
            </text:list-header>
          </text:list>
          <text:p text:style-name="P23"/>
          <text:p text:style-name="P23">Pausar y retomar.</text:p>
          <text:p text:style-name="P23"/>
          <text:list text:continue-numbering="true">
            <text:list-header>
              <text:p text:style-name="P17">A través de tan solo un solo click sobre el botón Pause ( || ), el usuario podrá interrumpir la canción por el tiempo que desee, y luego seguir escuchando desde donde quedó.</text:p>
            </text:list-header>
          </text:list>
          <text:p text:style-name="P23"/>
          <text:p text:style-name="P23">Lista de Reproducción.</text:p>
          <text:p text:style-name="P23"/>
          <text:list text:continue-numbering="true">
            <text:list-header>
              <text:p text:style-name="P17">Al hacer click sobre una canción y luego presionar el botón de añadir a lista de reproducción, esta pista de audio, automáticamente pasará a formar parte de un listado <text:span text:style-name="T2">que el mismo usuario elegirá el orden en el que se reproduzca.</text:span></text:p>
            </text:list-header>
          </text:list>
        </text:list-header>
      </text:list>
      <text:p text:style-name="P18"/>
      <text:p text:style-name="P18"/>
      <text:p text:style-name="P18"/>
      <text:p text:style-name="P18"/>
      <text:list xml:id="list110511350862240" text:continue-numbering="true" text:style-name="L1">
        <text:list-header>
          <text:p text:style-name="P24"><text:soft-page-break/>Borrar. </text:p>
          <text:p text:style-name="P24"/>
          <text:list text:continue-numbering="true">
            <text:list-header>
              <text:p text:style-name="P19">Asimismo como se pueden añadir canciones, también es posible borrarlas, por si algún motivo se incorporó un tema no deseado.</text:p>
              <text:p text:style-name="P19"/>
            </text:list-header>
          </text:list>
          <text:p text:style-name="P24">Barra de volumen ajustable.</text:p>
          <text:p text:style-name="P24"/>
          <text:list text:continue-numbering="true">
            <text:list-header>
              <text:p text:style-name="P19">El usuario, podrá subir o bajar el volumen de la canción incluso durante ésta se está reproduciendo, simplemente deslizando hacia arriba o hacia abajo el indicador de volumen.</text:p>
            </text:list-header>
          </text:list>
          <text:p text:style-name="P24"/>
          <text:p text:style-name="P24">Cambio de vista.</text:p>
          <text:list text:continue-numbering="true">
            <text:list-header>
              <text:p text:style-name="P19">Será posible, de una manera muy sencilla, saltear de una vista de la lista de canciones total, a la vista de canciones elegidas.</text:p>
            </text:list-header>
          </text:list>
        </text:list-header>
      </text:list>
      <text:p text:style-name="P18"/>
      <text:p text:style-name="P25"/>
      <text:p text:style-name="P18"/>
      <text:p text:style-name="P9">PASS/FAIL RATIO <text:span text:style-name="T4">(porcentaje pruebas pasadas/falladas)</text:span></text:p>
      <text:p text:style-name="P9"><text:span text:style-name="T4"/></text:p>
      <text:p text:style-name="P21"><text:span text:style-name="T5">(FALTA)</text:span></text:p>
      <text:p text:style-name="P21"><text:span text:style-name="T5"/></text:p>
      <text:p text:style-name="P10"><text:span text:style-name="T6">DEFECT</text:span>O<text:span text:style-name="T6">S CONOCIDOS CORREGIDOS</text:span></text:p>
      <text:p text:style-name="P10"/>
      <text:p text:style-name="P20">En una de las primeras versiones de la aplicación pudimos notar que cuando queríamos ejecutarla en otro entorno distinto al de desarrollo, encontrábamos un error. </text:p>
      <text:p text:style-name="P20">Fue resuelto simplemente cambiando la ruta de acceso a la carpeta contenedora de pistas de audio.</text:p>
      <text:p text:style-name="P8"/>
      <text:p text:style-name="P10"/>
      <text:p text:style-name="P11">DEFECTOS CONOCIDOS NO CORREGIDOS</text:p>
      <text:p text:style-name="P21"><text:span text:style-name="T5"/></text:p>
      <text:p text:style-name="P12"><text:span text:style-name="T4">(Falta)</text:span></text:p>
      <text:p text:style-name="P9"><text:span text:style-name="T4"/></text:p>
      <text:p text:style-name="P9">REPOSITORIO Y DOCUMENTOS</text:p>
      <text:p text:style-name="P9"><text:span text:style-name="T4"/></text:p>
      <text:p text:style-name="P7"><text:span text:style-name="T3">Toda documentación relacionada con el proyecto ademas del código fuente puede encontrarse en:</text:span></text:p>
      <text:p text:style-name="P9"><text:span text:style-name="T4">(DIRECCION DE REPOSITORIO)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6"/>
      <text:p text:style-name="P16"><text:soft-page-break/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09:16:51.575000000</meta:creation-date>
    <dc:date>2017-06-24T11:05:09.783000000</dc:date>
    <meta:editing-duration>PT14M26S</meta:editing-duration>
    <meta:editing-cycles>1</meta:editing-cycles>
    <meta:document-statistic meta:table-count="0" meta:image-count="0" meta:object-count="0" meta:page-count="3" meta:paragraph-count="45" meta:word-count="357" meta:character-count="2054" meta:non-whitespace-character-count="1756"/>
    <meta:generator>LibreOffice/4.4.3.2$Windows_x86 LibreOffice_project/88805f81e9fe61362df02b9941de8e38a9b5fd16</meta:generator>
  </office:meta>
</office:document-meta>
</file>